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63mm"/>
    </style:style>
    <style:style style:name="co2" style:family="table-column">
      <style:table-column-properties fo:break-before="auto" style:column-width="66.94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7mm" fo:break-before="auto" style:use-optimal-row-height="true"/>
    </style:style>
    <style:style style:name="ta1" style:family="table" style:master-page-name="PageStyle_5f_Balance_20_Sheet_20_2018_20_-_20_My_20_Compan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0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ackground-color="#ffa5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a5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ce Sheet 2018 - My Compan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alance Sheet 2018 - My Compan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Default</text:p>
            <text:p>from 01/01/2018 to 12/31/2018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Cash And Investment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Cash And Cash Equivalen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11100 Cash</text:p>
          </table:table-cell>
          <table:table-cell table:style-name="ce6"/>
          <table:table-cell table:style-name="ce10" table:number-columns-repeated="1022"/>
        </table:table-row>
        <table:table-row table:style-name="ro3">
          <table:table-cell table:style-name="ce6" office:value-type="string" calcext:value-type="string">
            <text:p><text:s text:c="4"/>111200 Bank</text:p>
          </table:table-cell>
          <table:table-cell table:style-name="ce6"/>
          <table:table-cell table:style-name="ce10" table:number-columns-repeated="1022"/>
        </table:table-row>
        <table:table-row table:style-name="ro1">
          <table:table-cell table:style-name="ce5" office:value-type="string" calcext:value-type="string">
            <text:p>Investments And Securiti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12000 Investments And Securiti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Derivative Instruments And Hedg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13000 Derivative Instruments And Hedg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Capital Leases, Lessor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14000 Capital Leases, Lessor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Restricted Asse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15000 Restricted Asse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Intercompany Investmen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16000 Intercompany Investmen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Receivabl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Accounts, Notes And Loan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21000 Accounts Receiv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Notes And Loans Receivabl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22000 Notes And Loans Receiv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Receivables With Imputed Interest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23000 Receivables With Imputed Interest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Contracts Or Program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24000 Contracts Or Program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Other Receivabl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25000 Other Receivabl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Other Receivabl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Merchandise, Material And Suppli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31000 Merchandise, Material And Suppli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Work In Proces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32000 Work In Proces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5" office:value-type="string" calcext:value-type="string">
            <text:p>Finished Good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33000 Finished Good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Capitalized Contract Cost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34000 Capitalized Contract Cost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Other Inventory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35000 Other Inventor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Inventory For Long-Term Contracts Or Program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36000 Inventory For Long-Term Contracts Or Program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Allowances And Adjustmen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37000 Allowances And Adjustmen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Accrued, Deferred And Other Asset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Prepaid Expens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41000 Prepaid Expens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Returnable Deposi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42000 Returnable Deposi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Accrued Revenu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43000 Accrued Revenu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Deferred Cos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44000 Deferred Cos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Other Accrued And Deferred Asse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45000 Other Accrued And Deferred Asse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Investments And Other Asse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46000 Investments And Other Asse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Property, Plant And Equipmen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Land, Buildings And Improvemen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51000 Land, Buildings And Improvemen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Machinery And Equipment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52000 Machinery And Equipment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Other Property, Plant And Equipment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53000 Other Property, Plant And Equipment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Assets Under Construction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54000 Assets Under Constructio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Intangible Asset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Intangible Assets Excluding Goodwill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61000 Intangible Assets Excluding Goodwill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Goodwill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62000 Goodwill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Acquisitions In Progres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163000 Acquisitions In Progres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 calcext:value-type="string">
            <text:p>Liabilitie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ccounts Payable And Accrued Liabiliti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Accounts Payabl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11000 Accounts Pay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Accrued Liabiliti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12000 Accrued Liabiliti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Employee-Related Liabiliti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13000 Employee-Related Liabiliti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Taxes Payabl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14000 Taxes Pay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Interest And Dividends Payabl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15000 Interest And Dividends Pay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Debt And Capital Lease Obligation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Debt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21000 Debt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Notes And Loans Payabl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22000 Notes And Loans Pay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Special Assessment Bond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23000 Special Assessment Bond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Long-Term Federal Home Loan Bank Advanc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24000 Long-Term Federal Home Loan Bank Advanc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Capital Lease Obligation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3"/>225000 Capital Lease Obligation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Deferred Revenue And Credit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7" office:value-type="string" calcext:value-type="string">
            <text:p><text:s text:c="8"/>230000 Deferred Revenue And Credit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Contracts Or Program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Billings In Excess Of Cost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241000 Billings In Excess Of Cost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Derivative Instruments And Hedg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Derivative Liability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51000 Derivative Liability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Hedging Liabiliti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52000 Hedging Liabiliti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Energy Marketing Contract Liabiliti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53000 Energy Marketing Contract Liabiliti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Liabilities Other Than Deb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Related Party Liabiliti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Related Party Liabiliti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71000 Related Party Accounts Pay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Related Party Notes Payabl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72000 Related Party Notes Pay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Due To Employees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273000 Due To Employees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Due To Officers Or Stockholder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274000 Due To Officers Or Stockholder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Due To Affiliate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275000 Due To Affiliate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Due To Other Related Parties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276000 Due To Other Related Parties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Other Liabilities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8" office:value-type="string" calcext:value-type="string">
            <text:p>        <text:span text:style-name="T1">280000 Other Liabilities</text:span>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Equit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Paid-In Capit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Common Stock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 <text:span text:style-name="T1">311000 Common Stock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Preferred Stock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312000 Preferred Stock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Additional Paid-In Capital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313000 Additional Paid-In Capital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Legal Equity (Statutory Capital)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14000 Legal Equity (Statutory Capital)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Retained Earning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Appropriated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21000 Retained Earnings – Appropriated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Unappropriated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322100 Current Year Earning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322200 Retained Earnings – Unappropriated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Retained Earnings Deficit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23000 Retained Earnings Deficit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Suspense Account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24000 Retained Earnings - Suspense Account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Accumulated Other Comprehensive Incom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Foreign Currency Translation Gain (Loss)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331000 Foreign Currency Translation Gain (Loss)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Available For Sale Securities Gain (Loss)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32000 Available For Sale Securities Gain (Loss)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Impairment Debt Securities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33000 Impairment Debt Securities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Cash Flow Hedges Gain (Loss)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34000 Cash Flow Hedges Gain (Loss)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Defined Benefit Plan Income (Loss)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35000 Defined Benefit Plan Income (Loss)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Other Equity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Unearned Sop Share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5"/>341000 Unearned Sop Shar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Receivable From Officers, Directors For Issuance Of Capital Stock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42000 Receivable From Officers, Directors For Issuance Of Capital Stock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Receivable From Shareholders Or Affiliates For Issuance Of Capital Stock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43000 Receivable From Shareholders Or Affiliates For Issuance Of Capital Stock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Stockholders' Equity Note, Subscriptions Receivabl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344000 Stockholders' Equity Note, Subscriptions Receivabl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Warrants, Rights Outstanding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45000 Warrants, Rights Outstanding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Other Additional Capital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46000 Other Additional Capital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Treasury Stock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    <text:span text:style-name="T1">347000 Treasury Stock</text:span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string" calcext:value-type="string">
            <text:p>Additional Items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4"/>348000 Additional Item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Equity Attributable To Non-Controlling Interest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8" office:value-type="string" calcext:value-type="string">
            <text:p>         <text:span text:style-name="T1">350000 Equity Attributable To Non-Controlling Interest</text:span>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9" office:value-type="string" calcext:value-type="string">
            <text:p>Assets - (Liabilities + Equity)</text:p>
          </table:table-cell>
          <table:table-cell table:style-name="ce9"/>
          <table:table-cell table:number-columns-repeated="1022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0:59:03.098047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lance_20_Sheet_20_2018_20_-_20_My_20_Company" style:display-name="PageStyle_Balance Sheet 2018 - My Compan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7:52:35</meta:creation-date>
    <dc:date>2018-05-04T11:58:27.766198067</dc:date>
    <meta:generator>LibreOffice/5.1.6.2$Linux_X86_64 LibreOffice_project/10m0$Build-2</meta:generator>
    <meta:editing-duration>PT2M49S</meta:editing-duration>
    <meta:editing-cycles>1</meta:editing-cycles>
    <meta:document-statistic meta:table-count="1" meta:cell-count="17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